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family-generic="roman" style:font-pitch="variable" style:font-charset="x-symbol"/>
    <style:font-face style:name="Lohit Devanagari1" svg:font-family="'Lohit Devanagari'"/>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1.695cm" fo:margin-left="0cm" fo:margin-top="0cm" fo:margin-bottom="0cm" table:align="left" fo:background-color="#f2f2f2" style:writing-mode="lr-tb">
        <style:background-image/>
      </style:table-properties>
    </style:style>
    <style:style style:name="Table1.A" style:family="table-column">
      <style:table-column-properties style:column-width="11.695cm"/>
    </style:style>
    <style:style style:name="Table1.1" style:family="table-row">
      <style:table-row-properties fo:keep-together="auto"/>
    </style:style>
    <style:style style:name="Table1.A1" style:family="table-cell">
      <style:table-cell-properties style:vertical-align="middle" fo:background-color="#f2f2f2" fo:padding="0.131cm" fo:border-left="0.25pt solid #000000" fo:border-right="0.5pt solid #000000" fo:border-top="0.25pt solid #000000" fo:border-bottom="0.5pt solid #000000">
        <style:background-image/>
      </style:table-cell-properties>
    </style:style>
    <style:style style:name="Table2" style:family="table">
      <style:table-properties style:width="11.695cm" fo:margin-left="0cm" fo:margin-top="0cm" fo:margin-bottom="0cm" table:align="left" fo:background-color="#f2f2f2" style:writing-mode="lr-tb">
        <style:background-image/>
      </style:table-properties>
    </style:style>
    <style:style style:name="Table2.A" style:family="table-column">
      <style:table-column-properties style:column-width="11.695cm"/>
    </style:style>
    <style:style style:name="Table2.1" style:family="table-row">
      <style:table-row-properties style:min-row-height="0.392cm" fo:keep-together="auto"/>
    </style:style>
    <style:style style:name="Table2.A1" style:family="table-cell">
      <style:table-cell-properties style:vertical-align="middle" fo:background-color="#f2f2f2" fo:padding="0.131cm" fo:border-left="0.25pt solid #000000" fo:border-right="0.5pt solid #000000" fo:border-top="0.25pt solid #000000" fo:border-bottom="0.5pt solid #000000">
        <style:background-image/>
      </style:table-cell-properties>
    </style:style>
    <style:style style:name="Table2.2" style:family="table-row">
      <style:table-row-properties fo:keep-together="auto"/>
    </style:style>
    <style:style style:name="Table3" style:family="table">
      <style:table-properties style:width="11.695cm" fo:margin-left="0cm" fo:margin-top="0cm" fo:margin-bottom="0cm" table:align="left" fo:background-color="#f2f2f2" style:writing-mode="lr-tb">
        <style:background-image/>
      </style:table-properties>
    </style:style>
    <style:style style:name="Table3.A" style:family="table-column">
      <style:table-column-properties style:column-width="11.695cm"/>
    </style:style>
    <style:style style:name="Table3.1" style:family="table-row">
      <style:table-row-properties fo:keep-together="auto"/>
    </style:style>
    <style:style style:name="Table3.A1" style:family="table-cell">
      <style:table-cell-properties style:vertical-align="middle" fo:background-color="#f2f2f2" fo:padding="0.131cm" fo:border-left="0.25pt solid #000000" fo:border-right="0.5pt solid #000000" fo:border-top="0.25pt solid #000000" fo:border-bottom="0.5pt solid #000000">
        <style:background-image/>
      </style:table-cell-properties>
    </style:style>
    <style:style style:name="P1" style:family="paragraph" style:parent-style-name="Standard">
      <style:text-properties fo:font-style="normal" fo:background-color="#f2f2f2" style:font-style-asian="normal" style:font-style-complex="normal"/>
    </style:style>
    <style:style style:name="P2" style:family="paragraph" style:parent-style-name="Standard">
      <style:text-properties fo:color="#3e3e3e" style:font-name="Abyssinica SIL" fo:font-size="11pt" fo:background-color="#ffffff" style:font-size-asian="11pt" style:font-size-complex="11pt"/>
    </style:style>
    <style:style style:name="P3" style:family="paragraph" style:parent-style-name="Standard">
      <style:text-properties style:font-name="Abyssinica SIL" fo:font-size="11pt" style:font-size-asian="11pt" style:font-size-complex="11pt"/>
    </style:style>
    <style:style style:name="P4" style:family="paragraph" style:parent-style-name="Normal_20__28_Web_29_">
      <loext:graphic-properties draw:fill="solid" draw:fill-color="#f2f2f2"/>
      <style:paragraph-properties fo:margin-top="0cm" fo:margin-bottom="0.635cm" loext:contextual-spacing="false" fo:text-align="justify" style:justify-single-word="false" fo:background-color="#f2f2f2"/>
      <style:text-properties fo:color="#000000" style:font-name="Abyssinica SIL" fo:font-size="11pt" fo:font-weight="bold" style:font-size-asian="11pt" style:font-weight-asian="bold" style:font-name-complex="Tahoma1" style:font-size-complex="11pt"/>
    </style:style>
    <style:style style:name="P5" style:family="paragraph" style:parent-style-name="Standard">
      <loext:graphic-properties draw:fill="solid" draw:fill-color="#f2f2f2"/>
      <style:paragraph-properties fo:margin-top="0cm" fo:margin-bottom="0cm" loext:contextual-spacing="false" fo:line-height="100%" fo:text-align="justify" style:justify-single-word="false" fo:background-color="#f2f2f2"/>
      <style:text-properties fo:color="#000000" style:font-name="Abyssinica SIL" fo:font-size="11pt" style:font-name-asian="Times New Roman1" style:font-size-asian="11pt" style:font-name-complex="Tahoma1" style:font-size-complex="11pt"/>
    </style:style>
    <style:style style:name="P6" style:family="paragraph" style:parent-style-name="Standard">
      <style:paragraph-properties fo:margin-top="0cm" fo:margin-bottom="0cm" loext:contextual-spacing="false" fo:line-height="100%"/>
      <style:text-properties style:font-name="Abyssinica SIL" fo:font-size="11pt" style:font-size-asian="11pt" style:font-size-complex="11pt"/>
    </style:style>
    <style:style style:name="P7" style:family="paragraph" style:parent-style-name="Standard">
      <loext:graphic-properties draw:fill="solid" draw:fill-color="#f2f2f2"/>
      <style:paragraph-properties fo:margin-top="0cm" fo:margin-bottom="0cm" loext:contextual-spacing="false" fo:line-height="100%" fo:text-align="justify" style:justify-single-word="false" fo:background-color="#f2f2f2"/>
      <style:text-properties style:font-name="Abyssinica SIL" fo:font-size="11pt" style:font-size-asian="11pt" style:font-size-complex="11pt"/>
    </style:style>
    <style:style style:name="P8" style:family="paragraph" style:parent-style-name="Heading_20_4">
      <loext:graphic-properties draw:fill="solid" draw:fill-color="#f2f2f2"/>
      <style:paragraph-properties fo:margin-top="0cm" fo:margin-bottom="0cm" loext:contextual-spacing="false" fo:text-align="justify" style:justify-single-word="false" fo:background-color="#f2f2f2"/>
      <style:text-properties style:font-name="Abyssinica SIL" fo:font-size="11pt" style:font-size-asian="11pt" style:font-size-complex="11pt"/>
    </style:style>
    <style:style style:name="P9" style:family="paragraph" style:parent-style-name="q-text">
      <loext:graphic-properties draw:fill="solid" draw:fill-color="#ffffff"/>
      <style:paragraph-properties fo:margin-top="0cm" fo:margin-bottom="0cm" loext:contextual-spacing="false" fo:background-color="#ffffff"/>
    </style:style>
    <style:style style:name="P10" style:family="paragraph" style:parent-style-name="q-text">
      <loext:graphic-properties draw:fill="solid" draw:fill-color="#ffffff"/>
      <style:paragraph-properties fo:margin-top="0cm" fo:margin-bottom="0cm" loext:contextual-spacing="false" fo:background-color="#ffffff"/>
      <style:text-properties fo:color="#282829" style:font-name="Abyssinica SIL" fo:font-size="11pt" style:font-size-asian="11pt" style:font-name-complex="Segoe UI1" style:font-size-complex="11pt"/>
    </style:style>
    <style:style style:name="P11" style:family="paragraph" style:parent-style-name="Normal_20__28_Web_29_">
      <loext:graphic-properties draw:fill="solid" draw:fill-color="#f2f2f2"/>
      <style:paragraph-properties fo:margin-top="0cm" fo:margin-bottom="0cm" loext:contextual-spacing="false" fo:text-align="justify" style:justify-single-word="false" fo:background-color="#f2f2f2"/>
    </style:style>
    <style:style style:name="P12" style:family="paragraph" style:parent-style-name="Normal_20__28_Web_29_">
      <loext:graphic-properties draw:fill="solid" draw:fill-color="#f2f2f2"/>
      <style:paragraph-properties fo:margin-top="0cm" fo:margin-bottom="0cm" loext:contextual-spacing="false" fo:text-align="center" style:justify-single-word="false" fo:background-color="#f2f2f2"/>
    </style:style>
    <style:style style:name="P13" style:family="paragraph" style:parent-style-name="Normal_20__28_Web_29_">
      <loext:graphic-properties draw:fill="solid" draw:fill-color="#cccccc"/>
      <style:paragraph-properties fo:margin-top="0cm" fo:margin-bottom="0cm" loext:contextual-spacing="false" fo:background-color="#cccccc" style:vertical-align="baseline"/>
    </style:style>
    <style:style style:name="P14" style:family="paragraph" style:parent-style-name="Normal_20__28_Web_29_">
      <style:paragraph-properties fo:margin-top="0cm" fo:margin-bottom="0cm" loext:contextual-spacing="false" fo:text-align="justify" style:justify-single-word="false"/>
      <style:text-properties style:font-name="Abyssinica SIL" fo:font-size="11pt" style:font-size-asian="11pt" style:font-size-complex="11pt"/>
    </style:style>
    <style:style style:name="P15" style:family="paragraph" style:parent-style-name="Standard">
      <loext:graphic-properties draw:fill="solid" draw:fill-color="#f2f2f2"/>
      <style:paragraph-properties fo:margin-left="1.27cm" fo:margin-right="0cm" fo:margin-top="0cm" fo:margin-bottom="0cm" loext:contextual-spacing="false" fo:line-height="100%" fo:text-align="justify" style:justify-single-word="false" fo:text-indent="0cm" style:auto-text-indent="false" fo:background-color="#f2f2f2"/>
      <style:text-properties fo:color="#000000" style:font-name="Abyssinica SIL" fo:font-size="11pt" style:font-name-asian="Times New Roman1" style:font-size-asian="11pt" style:font-name-complex="Tahoma1" style:font-size-complex="11pt"/>
    </style:style>
    <style:style style:name="P16" style:family="paragraph" style:parent-style-name="q-text">
      <loext:graphic-properties draw:fill="solid" draw:fill-color="#ffffff"/>
      <style:paragraph-properties fo:margin-top="0cm" fo:margin-bottom="0.423cm" loext:contextual-spacing="false" fo:background-color="#ffffff"/>
      <style:text-properties style:font-name="Abyssinica SIL" fo:font-size="11pt" style:font-size-asian="11pt" style:font-size-complex="11pt"/>
    </style:style>
    <style:style style:name="P17" style:family="paragraph" style:parent-style-name="Standard">
      <style:text-properties fo:color="#000000" style:font-name="Abyssinica SIL" fo:font-size="11pt" fo:background-color="#f2f2f2" style:font-size-asian="11pt" style:font-name-complex="Tahoma1" style:font-size-complex="11pt"/>
    </style:style>
    <style:style style:name="P18" style:family="paragraph" style:parent-style-name="Standard">
      <style:text-properties style:font-name="Abyssinica SIL" fo:font-size="11pt" fo:background-color="#fff200" style:font-size-asian="11pt" style:font-size-complex="11pt"/>
    </style:style>
    <style:style style:name="P19" style:family="paragraph" style:parent-style-name="Standard">
      <style:text-properties officeooo:paragraph-rsid="001e1f0e"/>
    </style:style>
    <style:style style:name="P20" style:family="paragraph" style:parent-style-name="Standard">
      <style:text-properties officeooo:rsid="001e1f0e" officeooo:paragraph-rsid="001e1f0e" fo:background-color="#fff200"/>
    </style:style>
    <style:style style:name="P21" style:family="paragraph" style:parent-style-name="Standard">
      <loext:graphic-properties draw:fill="solid" draw:fill-color="#f2f2f2"/>
      <style:paragraph-properties fo:margin-top="0cm" fo:margin-bottom="0.635cm" loext:contextual-spacing="false" fo:line-height="100%" fo:text-align="justify" style:justify-single-word="false" fo:background-color="#f2f2f2"/>
      <style:text-properties fo:color="#000000" style:font-name="Abyssinica SIL" fo:font-size="11pt" style:font-name-asian="Times New Roman1" style:font-size-asian="11pt" style:font-name-complex="Tahoma1" style:font-size-complex="11pt"/>
    </style:style>
    <style:style style:name="P22" style:family="paragraph" style:parent-style-name="Standard" style:list-style-name="WWNum3">
      <loext:graphic-properties draw:fill="solid" draw:fill-color="#f2f2f2"/>
      <style:paragraph-properties fo:margin-top="0cm" fo:margin-bottom="0cm" loext:contextual-spacing="false" fo:line-height="100%" fo:text-align="justify" style:justify-single-word="false" fo:background-color="#f2f2f2"/>
    </style:style>
    <style:style style:name="P23" style:family="paragraph" style:parent-style-name="Standard">
      <style:paragraph-properties fo:margin-top="0cm" fo:margin-bottom="0cm" loext:contextual-spacing="false" fo:line-height="100%" fo:text-align="center" style:justify-single-word="false"/>
      <style:text-properties fo:color="#196619" style:font-name="Abyssinica SIL" fo:font-size="11pt" fo:font-style="italic" fo:font-weight="bold" style:font-name-asian="Times New Roman1" style:font-size-asian="11pt" style:font-style-asian="italic" style:font-weight-asian="bold" style:font-name-complex="Courier New1" style:font-size-complex="11pt" style:font-style-complex="italic" style:font-weight-complex="bold"/>
    </style:style>
    <style:style style:name="P24" style:family="paragraph" style:parent-style-name="Standard">
      <loext:graphic-properties draw:fill="solid" draw:fill-color="#f2f2f2"/>
      <style:paragraph-properties fo:margin-top="0cm" fo:margin-bottom="0cm" loext:contextual-spacing="false" fo:line-height="100%" fo:text-align="justify" style:justify-single-word="false" fo:background-color="#f2f2f2"/>
      <style:text-properties fo:color="#196619" style:font-name="Abyssinica SIL" fo:font-size="11pt" fo:font-weight="bold" style:font-name-asian="Times New Roman1" style:font-size-asian="11pt" style:font-weight-asian="bold" style:font-name-complex="Courier New1" style:font-size-complex="11pt"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196619" style:font-name="Abyssinica SIL" fo:font-size="11pt" fo:font-weight="bold" style:font-name-asian="Times New Roman1" style:font-size-asian="11pt" style:font-weight-asian="bold" style:font-name-complex="Courier New1" style:font-size-complex="11pt" style:font-weight-complex="bold"/>
    </style:style>
    <style:style style:name="P26" style:family="paragraph" style:parent-style-name="Standard">
      <style:paragraph-properties fo:margin-top="0cm" fo:margin-bottom="0cm" loext:contextual-spacing="false" fo:line-height="100%"/>
      <style:text-properties style:font-name="Abyssinica SIL" fo:font-size="11pt" style:font-name-asian="Times New Roman1" style:font-size-asian="11pt" style:font-name-complex="Times New Roman1" style:font-size-complex="11pt" loext:padding="0cm" loext:border="none"/>
    </style:style>
    <style:style style:name="P27" style:family="paragraph" style:parent-style-name="Standard" style:list-style-name="WWNum6">
      <loext:graphic-properties draw:fill="solid" draw:fill-color="#f2f2f2"/>
      <style:paragraph-properties fo:margin-top="0cm" fo:margin-bottom="0cm" loext:contextual-spacing="false" fo:line-height="100%" fo:text-align="justify" style:justify-single-word="false" fo:background-color="#f2f2f2"/>
      <style:text-properties style:font-name="Abyssinica SIL" fo:font-size="11pt" style:font-size-asian="11pt" style:font-size-complex="11pt"/>
    </style:style>
    <style:style style:name="P28" style:family="paragraph" style:parent-style-name="Standard" style:list-style-name="WWNum1">
      <loext:graphic-properties draw:fill="solid" draw:fill-color="#f2f2f2"/>
      <style:paragraph-properties fo:margin-top="0cm" fo:margin-bottom="0cm" loext:contextual-spacing="false" fo:line-height="100%" fo:text-align="justify" style:justify-single-word="false" fo:background-color="#f2f2f2"/>
      <style:text-properties style:font-name="Abyssinica SIL" fo:font-size="11pt" style:font-size-asian="11pt" style:font-size-complex="11pt"/>
    </style:style>
    <style:style style:name="P29" style:family="paragraph" style:parent-style-name="Standard">
      <style:paragraph-properties fo:margin-top="0cm" fo:margin-bottom="0cm" loext:contextual-spacing="false" fo:line-height="100%"/>
      <style:text-properties style:font-name="Abyssinica SIL" fo:font-size="11pt" officeooo:rsid="001e1f0e" officeooo:paragraph-rsid="001e1f0e" fo:background-color="#fff200" style:font-name-asian="Times New Roman1" style:font-size-asian="11pt" style:font-name-complex="Times New Roman1" style:font-size-complex="11pt" loext:padding="0cm" loext:border="none"/>
    </style:style>
    <style:style style:name="P30" style:family="paragraph" style:parent-style-name="Standard" style:list-style-name="WWNum4">
      <loext:graphic-properties draw:fill="solid" draw:fill-color="#f2f2f2"/>
      <style:paragraph-properties fo:margin-top="0cm" fo:margin-bottom="0cm" loext:contextual-spacing="false" fo:line-height="100%" fo:text-align="justify" style:justify-single-word="false" fo:background-color="#f2f2f2"/>
      <style:text-properties fo:color="#000000" style:font-name="Abyssinica SIL" fo:font-size="11pt" style:font-name-asian="Times New Roman1" style:font-size-asian="11pt" style:font-name-complex="Tahoma1" style:font-size-complex="11pt" loext:padding="0cm" loext:border="none"/>
    </style:style>
    <style:style style:name="P31" style:family="paragraph" style:parent-style-name="Standard" style:list-style-name="WWNum5">
      <loext:graphic-properties draw:fill="solid" draw:fill-color="#f2f2f2"/>
      <style:paragraph-properties fo:margin-top="0cm" fo:margin-bottom="0cm" loext:contextual-spacing="false" fo:line-height="100%" fo:text-align="justify" style:justify-single-word="false" fo:background-color="#f2f2f2"/>
      <style:text-properties fo:color="#000000" style:font-name="Abyssinica SIL" fo:font-size="11pt" style:font-name-asian="Times New Roman1" style:font-size-asian="11pt" style:font-name-complex="Tahoma1" style:font-size-complex="11pt"/>
    </style:style>
    <style:style style:name="P32" style:family="paragraph" style:parent-style-name="Standard" style:list-style-name="WWNum6">
      <loext:graphic-properties draw:fill="solid" draw:fill-color="#f2f2f2"/>
      <style:paragraph-properties fo:margin-top="0cm" fo:margin-bottom="0cm" loext:contextual-spacing="false" fo:line-height="100%" fo:text-align="justify" style:justify-single-word="false" fo:background-color="#f2f2f2"/>
      <style:text-properties fo:color="#000000" style:font-name="Abyssinica SIL" fo:font-size="11pt" style:font-name-asian="Times New Roman1" style:font-size-asian="11pt" style:font-name-complex="Tahoma1" style:font-size-complex="11pt"/>
    </style:style>
    <style:style style:name="P33" style:family="paragraph" style:parent-style-name="Standard" style:list-style-name="">
      <loext:graphic-properties draw:fill="solid" draw:fill-color="#f2f2f2"/>
      <style:paragraph-properties fo:margin-top="0cm" fo:margin-bottom="0cm" loext:contextual-spacing="false" style:line-height-at-least="0.508cm" fo:text-align="justify" style:justify-single-word="false" fo:background-color="#f2f2f2"/>
      <style:text-properties fo:color="#ff0040" style:font-name="Abyssinica SIL" fo:font-size="11pt" fo:font-weight="bold" style:font-name-asian="Times New Roman1" style:font-size-asian="11pt" style:font-weight-asian="bold" style:font-name-complex="Tahoma1" style:font-size-complex="11pt" style:font-weight-complex="bold" loext:padding="0cm" loext:border="none"/>
    </style:style>
    <style:style style:name="P34" style:family="paragraph" style:parent-style-name="Standard" style:master-page-name="Standard">
      <style:paragraph-properties style:page-number="auto"/>
      <style:text-properties fo:color="#000000" style:font-name="Abyssinica SIL" fo:font-size="11pt" officeooo:rsid="001e1f0e" officeooo:paragraph-rsid="001e1f0e" fo:background-color="#fff200" style:font-size-asian="11pt" style:font-name-complex="Tahoma1" style:font-size-complex="11pt"/>
    </style:style>
    <style:style style:name="P35" style:family="paragraph" style:parent-style-name="Normal_20__28_Web_29_">
      <loext:graphic-properties draw:fill="solid" draw:fill-color="#f2f2f2"/>
      <style:paragraph-properties fo:margin-top="0cm" fo:margin-bottom="0.635cm" loext:contextual-spacing="false" fo:text-align="justify" style:justify-single-word="false" fo:background-color="#f2f2f2"/>
      <style:text-properties fo:color="#000000" style:font-name="Abyssinica SIL" fo:font-size="11pt" style:font-size-asian="11pt" style:font-name-complex="Tahoma1" style:font-size-complex="11pt"/>
    </style:style>
    <style:style style:name="P36" style:family="paragraph" style:parent-style-name="Normal_20__28_Web_29_">
      <loext:graphic-properties draw:fill="solid" draw:fill-color="#cccccc"/>
      <style:paragraph-properties fo:margin-top="0cm" fo:margin-bottom="0cm" loext:contextual-spacing="false" fo:background-color="#cccccc" style:vertical-align="baseline"/>
      <style:text-properties fo:color="#222222" style:font-name="Abyssinica SIL" fo:font-size="11pt" style:font-size-asian="11pt" style:font-name-complex="Arial1" style:font-size-complex="11pt" loext:padding="0cm" loext:border="none"/>
    </style:style>
    <style:style style:name="P37" style:family="paragraph" style:parent-style-name="q-text">
      <loext:graphic-properties draw:fill="solid" draw:fill-color="#ffffff"/>
      <style:paragraph-properties fo:margin-top="0cm" fo:margin-bottom="0.423cm" loext:contextual-spacing="false" fo:background-color="#ffffff"/>
      <style:text-properties fo:color="#282829" style:font-name="Abyssinica SIL" fo:font-size="11pt" style:font-size-asian="11pt" style:font-name-complex="Segoe UI1" style:font-size-complex="11pt"/>
    </style:style>
    <style:style style:name="P38" style:family="paragraph" style:parent-style-name="q-text">
      <loext:graphic-properties draw:fill="solid" draw:fill-color="#ffffff"/>
      <style:paragraph-properties fo:margin-top="0cm" fo:margin-bottom="0cm" loext:contextual-spacing="false" fo:background-color="#ffffff"/>
      <style:text-properties fo:color="#282829" style:font-name="Abyssinica SIL" fo:font-size="11pt" style:font-size-asian="11pt" style:font-name-complex="Segoe UI1" style:font-size-complex="11pt"/>
    </style:style>
    <style:style style:name="T1" style:family="text">
      <style:text-properties fo:color="#000000" style:font-name="Abyssinica SIL" fo:font-size="11pt" style:font-name-asian="Times New Roman1" style:font-size-asian="11pt" style:font-name-complex="Tahoma1" style:font-size-complex="11pt"/>
    </style:style>
    <style:style style:name="T2" style:family="text">
      <style:text-properties fo:color="#000000" style:font-name="Abyssinica SIL" fo:font-size="11pt" style:font-name-asian="Wingdings1" style:font-size-asian="11pt" style:font-name-complex="Wingdings1" style:font-size-complex="11pt"/>
    </style:style>
    <style:style style:name="T3" style:family="text">
      <style:text-properties fo:color="#000000" style:font-name="Abyssinica SIL" fo:font-size="11pt" officeooo:rsid="001e1f0e" style:font-name-asian="Wingdings1" style:font-size-asian="11pt" style:font-name-complex="Wingdings1" style:font-size-complex="11pt"/>
    </style:style>
    <style:style style:name="T4" style:family="text">
      <style:text-properties fo:color="#000000" style:font-name="Abyssinica SIL" fo:font-size="11pt" fo:background-color="#f2f2f2" loext:char-shading-value="0" style:font-size-asian="11pt" style:font-name-complex="Tahoma1" style:font-size-complex="11pt"/>
    </style:style>
    <style:style style:name="T5" style:family="text">
      <style:text-properties fo:color="#000000" style:font-name="Abyssinica SIL" fo:font-size="11pt" fo:background-color="#f2f2f2" loext:char-shading-value="0" style:font-size-asian="11pt" style:font-name-complex="Tahoma1" style:font-size-complex="11pt" loext:padding="0cm" loext:border="none"/>
    </style:style>
    <style:style style:name="T6" style:family="text">
      <style:text-properties fo:color="#000000" style:font-name="Abyssinica SIL" fo:font-size="11pt" officeooo:rsid="001e1f0e" fo:background-color="#f2f2f2" loext:char-shading-value="0" style:font-size-asian="11pt" style:font-name-complex="Tahoma1" style:font-size-complex="11pt"/>
    </style:style>
    <style:style style:name="T7" style:family="text">
      <style:text-properties fo:color="#000000" style:font-name="Abyssinica SIL" fo:font-size="11pt" fo:background-color="#f2f2f2" loext:char-shading-value="0" style:font-size-asian="11pt" style:font-size-complex="11pt" loext:padding="0cm" loext:border="none"/>
    </style:style>
    <style:style style:name="T8" style:family="text">
      <style:text-properties fo:color="#000000" style:font-name="Abyssinica SIL" fo:font-size="11pt" fo:background-color="#f2f2f2" loext:char-shading-value="0" style:font-name-asian="Calibri1" style:font-size-asian="11pt" style:font-size-complex="11pt" loext:padding="0cm" loext:border="none"/>
    </style:style>
    <style:style style:name="T9" style:family="text">
      <style:text-properties fo:color="#000000" style:font-name="Abyssinica SIL" fo:font-size="11pt" fo:font-style="normal" fo:background-color="#f2f2f2" loext:char-shading-value="0" style:font-size-asian="11pt" style:font-style-asian="normal" style:font-name-complex="Tahoma1" style:font-size-complex="11pt" style:font-style-complex="normal"/>
    </style:style>
    <style:style style:name="T10" style:family="text">
      <style:text-properties fo:color="#000000" style:font-name="Abyssinica SIL" fo:font-size="11pt" fo:font-style="normal" style:font-size-asian="11pt" style:font-style-asian="normal" style:font-name-complex="Tahoma1" style:font-size-complex="11pt" style:font-style-complex="normal"/>
    </style:style>
    <style:style style:name="T11" style:family="text">
      <style:text-properties fo:color="#000000" style:font-name="Abyssinica SIL" fo:font-size="11pt" fo:font-style="normal" fo:background-color="#fff200" loext:char-shading-value="0" style:font-size-asian="11pt" style:font-style-asian="normal" style:font-name-complex="Tahoma1" style:font-size-complex="11pt" style:font-style-complex="normal"/>
    </style:style>
    <style:style style:name="T12" style:family="text">
      <style:text-properties fo:color="#000000" style:font-name="Abyssinica SIL" fo:font-size="11pt" fo:font-style="normal" fo:background-color="#fff200" loext:char-shading-value="0" style:font-size-asian="11pt" style:font-style-asian="normal" style:font-name-complex="Tahoma1" style:font-size-complex="11pt" style:font-style-complex="normal"/>
    </style:style>
    <style:style style:name="T13" style:family="text">
      <style:text-properties fo:color="#000000" style:font-name="Abyssinica SIL" fo:font-size="11pt" style:font-size-asian="11pt" style:font-name-complex="Tahoma1" style:font-size-complex="11pt"/>
    </style:style>
    <style:style style:name="T14" style:family="text">
      <style:text-properties fo:color="#000000" style:font-name="Abyssinica SIL" fo:font-size="11pt" style:font-size-asian="11pt" style:font-name-complex="Tahoma1" style:font-size-complex="11pt" loext:padding="0cm" loext:border="none"/>
    </style:style>
    <style:style style:name="T15" style:family="text">
      <style:text-properties fo:color="#000000" style:font-name="Abyssinica SIL" fo:font-size="11pt" fo:font-weight="bold" fo:background-color="#f2f2f2" loext:char-shading-value="0" style:font-size-asian="11pt" style:font-weight-asian="bold" style:font-name-complex="Tahoma1" style:font-size-complex="11pt" style:font-weight-complex="bold" loext:padding="0cm" loext:border="none"/>
    </style:style>
    <style:style style:name="T16" style:family="text">
      <style:text-properties fo:color="#000000" fo:background-color="#f2f2f2" loext:char-shading-value="0" style:font-name-complex="Tahoma1"/>
    </style:style>
    <style:style style:name="T17" style:family="text">
      <style:text-properties fo:color="#000000" fo:background-color="#f2f2f2" loext:char-shading-value="0" style:font-name-asian="Times New Roman1" style:font-name-complex="Tahoma1"/>
    </style:style>
    <style:style style:name="T18" style:family="text">
      <style:text-properties fo:color="#000000" fo:background-color="#f2f2f2" loext:char-shading-value="0" style:font-name-asian="Times New Roman1" style:font-name-complex="Tahoma1" loext:padding="0cm" loext:border="none"/>
    </style:style>
    <style:style style:name="T19" style:family="text">
      <style:text-properties fo:color="#000000" style:font-name-asian="Times New Roman1" style:font-name-complex="Tahoma1"/>
    </style:style>
    <style:style style:name="T20" style:family="text">
      <style:text-properties fo:color="#000000" fo:font-weight="bold" style:font-name-asian="Times New Roman1" style:font-weight-asian="bold" style:font-name-complex="Tahoma1" style:font-weight-complex="bold"/>
    </style:style>
    <style:style style:name="T21" style:family="text">
      <style:text-properties fo:color="#000000" style:font-name-complex="Tahoma1"/>
    </style:style>
    <style:style style:name="T22" style:family="text">
      <style:text-properties fo:color="#196619" fo:font-weight="bold" style:font-name-asian="Times New Roman1" style:font-weight-asian="bold" style:font-name-complex="Courier New1" style:font-weight-complex="bold"/>
    </style:style>
    <style:style style:name="T23" style:family="text">
      <style:text-properties fo:color="#196619" fo:font-weight="bold" style:font-weight-asian="bold" style:font-name-complex="Courier New1" style:font-weight-complex="bold"/>
    </style:style>
    <style:style style:name="T24" style:family="text">
      <style:text-properties fo:color="#196619" style:font-name="Abyssinica SIL" fo:font-size="11pt" fo:font-style="italic" fo:font-weight="bold" fo:background-color="#f2f2f2" loext:char-shading-value="0" style:font-name-asian="Calibri1" style:font-size-asian="11pt" style:font-style-asian="italic" style:font-weight-asian="bold" style:font-size-complex="11pt" style:font-style-complex="italic" style:font-weight-complex="bold" loext:padding="0cm" loext:border="none"/>
    </style:style>
    <style:style style:name="T25" style:family="text">
      <style:text-properties fo:color="#196619" style:font-name="Abyssinica SIL" fo:font-size="11pt" fo:font-style="italic" fo:font-weight="bold" fo:background-color="#f2f2f2" loext:char-shading-value="0" style:font-size-asian="11pt" style:font-style-asian="italic" style:font-weight-asian="bold" style:font-size-complex="11pt" style:font-style-complex="italic" style:font-weight-complex="bold" loext:padding="0cm" loext:border="none"/>
    </style:style>
    <style:style style:name="T26" style:family="text">
      <style:text-properties fo:color="#196619" style:font-name="Abyssinica SIL" fo:font-size="11pt" fo:font-style="italic" fo:font-weight="bold" style:font-size-asian="11pt" style:font-style-asian="italic" style:font-weight-asian="bold" style:font-size-complex="11pt" style:font-style-complex="italic" style:font-weight-complex="bold" loext:padding="0cm" loext:border="none"/>
    </style:style>
    <style:style style:name="T27" style:family="text">
      <style:text-properties fo:color="#196619" style:font-name="Abyssinica SIL" fo:font-size="11pt" fo:font-style="italic" style:font-size-asian="11pt" style:font-style-asian="italic" style:font-size-complex="11pt" style:font-style-complex="italic" loext:padding="0cm" loext:border="none"/>
    </style:style>
    <style:style style:name="T28" style:family="text">
      <style:text-properties fo:color="#196619" style:font-name="Abyssinica SIL" fo:font-size="11pt" fo:font-weight="bold" fo:background-color="#f2f2f2" loext:char-shading-value="0" style:font-size-asian="11pt" style:font-weight-asian="bold" style:font-name-complex="Courier New1" style:font-size-complex="11pt" style:font-weight-complex="bold" loext:padding="0cm" loext:border="none"/>
    </style:style>
    <style:style style:name="T29" style:family="text">
      <style:text-properties fo:color="#196619" style:font-name="Abyssinica SIL" fo:font-size="11pt" fo:font-weight="bold" fo:background-color="#f2f2f2" loext:char-shading-value="0" style:font-size-asian="11pt" style:font-weight-asian="bold" style:font-size-complex="11pt" style:font-weight-complex="bold" loext:padding="0cm" loext:border="none"/>
    </style:style>
    <style:style style:name="T30" style:family="text">
      <style:text-properties fo:color="#196619" style:font-name="Abyssinica SIL" fo:font-size="11pt" fo:font-weight="bold" fo:background-color="#f2f2f2" loext:char-shading-value="0" style:font-name-asian="Calibri1" style:font-size-asian="11pt" style:font-weight-asian="bold" style:font-size-complex="11pt" style:font-weight-complex="bold" loext:padding="0cm" loext:border="none"/>
    </style:style>
    <style:style style:name="T31" style:family="text">
      <style:text-properties fo:color="#196619" style:font-name="Abyssinica SIL" fo:font-size="11pt" fo:font-weight="bold" officeooo:rsid="001e1f0e" fo:background-color="#f2f2f2" loext:char-shading-value="0" style:font-name-asian="Calibri1" style:font-size-asian="11pt" style:font-weight-asian="bold" style:font-size-complex="11pt" style:font-weight-complex="bold" loext:padding="0cm" loext:border="none"/>
    </style:style>
    <style:style style:name="T32" style:family="text">
      <style:text-properties fo:color="#196619" style:font-name="Abyssinica SIL" fo:font-size="11pt" fo:font-weight="bold" style:font-size-asian="11pt" style:font-weight-asian="bold" style:font-size-complex="11pt" style:font-weight-complex="bold" loext:padding="0cm" loext:border="none"/>
    </style:style>
    <style:style style:name="T33" style:family="text">
      <style:text-properties fo:color="#196619" style:font-name="Abyssinica SIL" fo:font-size="11pt" fo:font-weight="bold" style:font-size-asian="11pt" style:font-weight-asian="bold" style:font-name-complex="Courier New1" style:font-size-complex="11pt" style:font-weight-complex="bold" loext:padding="0cm" loext:border="none"/>
    </style:style>
    <style:style style:name="T34" style:family="text">
      <style:text-properties fo:color="#196619" style:font-name="Abyssinica SIL" fo:font-size="11pt" fo:font-style="normal" fo:font-weight="bold" fo:background-color="#f2f2f2" loext:char-shading-value="0" style:font-size-asian="11pt" style:font-style-asian="normal" style:font-weight-asian="bold" style:font-name-complex="Courier New1" style:font-size-complex="11pt" style:font-weight-complex="bold" loext:padding="0cm" loext:border="none"/>
    </style:style>
    <style:style style:name="T35" style:family="text">
      <style:text-properties fo:color="#196619" style:font-name="Abyssinica SIL" fo:font-size="11pt" fo:background-color="#f2f2f2" loext:char-shading-value="0" style:font-size-asian="11pt" style:font-size-complex="11pt" loext:padding="0cm" loext:border="none"/>
    </style:style>
    <style:style style:name="T36" style:family="text">
      <style:text-properties fo:color="#196619" fo:font-style="italic" fo:font-weight="bold" style:font-name-asian="Times New Roman1" style:font-style-asian="italic" style:font-weight-asian="bold" style:font-name-complex="Courier New1" style:font-style-complex="italic" style:font-weight-complex="bold"/>
    </style:style>
    <style:style style:name="T37" style:family="text">
      <style:text-properties fo:color="#ff0040" style:font-name-complex="Tahoma1" loext:padding="0cm" loext:border="none"/>
    </style:style>
    <style:style style:name="T38" style:family="text">
      <style:text-properties fo:color="#0f00e5" style:font-name="Abyssinica SIL" fo:font-size="11pt" style:text-underline-style="none" fo:background-color="#f2f2f2" loext:char-shading-value="0" style:font-size-asian="11pt" style:font-name-complex="Tahoma1" style:font-size-complex="11pt" loext:padding="0cm" loext:border="none"/>
    </style:style>
    <style:style style:name="T39" style:family="text">
      <style:text-properties fo:color="#0f00e5" style:font-name="Abyssinica SIL" fo:font-size="11pt" fo:background-color="#f2f2f2" loext:char-shading-value="0" style:font-size-asian="11pt" style:font-name-complex="Tahoma1" style:font-size-complex="11pt" loext:padding="0cm" loext:border="none"/>
    </style:style>
    <style:style style:name="T40" style:family="text">
      <style:text-properties fo:color="#3574e3" style:font-name="Abyssinica SIL" fo:font-size="11pt" style:text-underline-style="none" fo:background-color="#ffffff" loext:char-shading-value="0" style:font-size-asian="11pt" style:font-size-complex="11pt"/>
    </style:style>
    <style:style style:name="T41" style:family="text">
      <style:text-properties fo:color="#3e3e3e" style:font-name="Abyssinica SIL" fo:font-size="11pt" fo:background-color="#ffffff" loext:char-shading-value="0" style:font-size-asian="11pt" style:font-size-complex="11pt"/>
    </style:style>
    <style:style style:name="T42" style:family="text">
      <style:text-properties fo:color="#222222" style:font-name="Abyssinica SIL" fo:font-size="11pt" style:text-underline-style="solid" style:text-underline-width="auto" style:text-underline-color="font-color" style:font-size-asian="11pt" style:font-name-complex="Arial1" style:font-size-complex="11pt" loext:padding="0cm" loext:border="none"/>
    </style:style>
    <style:style style:name="T43" style:family="text">
      <style:text-properties fo:color="#222222" style:font-name="Abyssinica SIL" fo:font-size="11pt" style:font-size-asian="11pt" style:font-name-complex="Arial1" style:font-size-complex="11pt"/>
    </style:style>
    <style:style style:name="T44" style:family="text">
      <style:text-properties fo:color="#222222" style:font-name="Abyssinica SIL" fo:font-size="11pt" style:font-size-asian="11pt" style:font-name-complex="Arial1" style:font-size-complex="11pt" loext:padding="0cm" loext:border="none"/>
    </style:style>
    <style:style style:name="T45" style:family="text">
      <style:text-properties fo:color="#282829" style:font-name="Abyssinica SIL" fo:font-size="11pt" style:font-size-asian="11pt" style:font-name-complex="Segoe UI1" style:font-size-complex="11pt"/>
    </style:style>
    <style:style style:name="T46" style:family="text">
      <style:text-properties fo:color="#282829" style:font-name-complex="Segoe UI1"/>
    </style:style>
    <style:style style:name="T47" style:family="text">
      <style:text-properties style:font-name="Abyssinica SIL" fo:font-size="11pt" style:font-size-asian="11pt" style:font-size-complex="11pt"/>
    </style:style>
    <style:style style:name="T48" style:family="text">
      <style:text-properties style:font-name-asian="Times New Roman1" style:font-name-complex="Times New Roman1" loext:padding="0cm" loext:border="none"/>
    </style:style>
    <style:style style:name="T49" style:family="text">
      <style:text-properties officeooo:rsid="001e1f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ajor number and Minor number:</text:p>
      <text:p text:style-name="P17">-The major number is to identify the corresponding driver. Many devices may use the same major number. So we need to assign the number to each device which is using the same major number. So this is the minor number. </text:p>
      <text:p text:style-name="P21">We can allocate the major and minor numbers in two ways.</text:p>
      <text:list xml:id="list3376094735" text:style-name="WWNum3">
        <text:list-item>
          <text:p text:style-name="P22"><text:span text:style-name="T1">Statically allocating -&gt;</text:span><text:span text:style-name="HTML_20_Code"><text:span text:style-name="T24">register_chrdev_region</text:span></text:span></text:p>
        </text:list-item>
        <text:list-item>
          <text:p text:style-name="P22"><text:span text:style-name="T1">Dynamically Allocating</text:span><text:span text:style-name="T2"> -</text:span><text:span text:style-name="T3">&gt;</text:span><text:span text:style-name="Emphasis"><text:span text:style-name="T28">alloc_chrdev_region</text:span></text:span></text:p>
        </text:list-item>
      </text:list>
      <text:p text:style-name="P3"/>
      <text:p text:style-name="P18">Statically allocating:</text:p>
      <text:p text:style-name="P7"><text:span text:style-name="T19">The return value from </text:span><text:span text:style-name="T36">register_chrdev_region</text:span><text:span text:style-name="T19"> will be 0 if the allocation was successfully performed. In case of error, a negative error code will be returned, and you will not have access to the requested region.</text:span></text:p>
      <text:p text:style-name="P7"><text:span text:style-name="T19">The </text:span><text:span text:style-name="T22">dev_t</text:span><text:span text:style-name="T19"> type (defined in </text:span><text:span text:style-name="T36">&lt;linux/types.h&gt;</text:span><text:span text:style-name="T19">) is used to hold device numbers—both the major and minor parts.</text:span><text:span text:style-name="T36"> dev_t</text:span><text:span text:style-name="T20"> </text:span><text:span text:style-name="T19">is a 32-bit quantity with 12 bits set aside for the major number and 20 for the minor number.</text:span></text:p>
      <text:p text:style-name="P7"><text:span text:style-name="T19">If you want to create the </text:span><text:span text:style-name="T36">dev_t</text:span><text:span text:style-name="T19"> structure variable for your major and minor number, please use the below function.</text:span></text:p>
      <table:table table:name="Table1" table:style-name="Table1">
        <table:table-column table:style-name="Table1.A"/>
        <table:table-row table:style-name="Table1.1">
          <table:table-cell table:style-name="Table1.A1" office:value-type="string">
            <text:p text:style-name="P23">MKDEV(int major, int minor);</text:p>
          </table:table-cell>
        </table:table-row>
      </table:table>
      <text:p text:style-name="P7"><text:span text:style-name="T19">If you want to get your major number and minor number from </text:span><text:span text:style-name="T22">dev_t</text:span><text:span text:style-name="T19">, use the below method.</text:span></text:p>
      <table:table table:name="Table2" table:style-name="Table2">
        <table:table-column table:style-name="Table2.A"/>
        <table:table-row table:style-name="Table2.1">
          <table:table-cell table:style-name="Table2.A1" office:value-type="string">
            <text:p text:style-name="P23">MAJOR(dev_t dev);</text:p>
          </table:table-cell>
        </table:table-row>
        <table:table-row table:style-name="Table2.2">
          <table:table-cell table:style-name="Table2.A1" office:value-type="string">
            <text:p text:style-name="P23">MINOR(dev_t dev);</text:p>
          </table:table-cell>
        </table:table-row>
      </table:table>
      <text:p text:style-name="P7"><text:span text:style-name="T19">If you pass the </text:span><text:span text:style-name="T22">dev_t</text:span><text:span text:style-name="T20"> </text:span><text:span text:style-name="T19">structure to this MAJOR or MONOR function, it will return that major/minor number of your driver.</text:span></text:p>
      <text:p text:style-name="P3"/>
      <text:p text:style-name="P3">Unregister the minor number and major number:</text:p>
      <text:p text:style-name="Standard"><text:span text:style-name="Emphasis"><text:span text:style-name="T28">void unregister_chrdev_region(dev_t first, unsigned int count);</text:span></text:span></text:p>
      <text:p text:style-name="Standard"><text:span text:style-name="Emphasis"><text:span text:style-name="T34">Device file for character driver:</text:span></text:span></text:p>
      <text:p text:style-name="P17">The device file allows transparent communication between user-space applications and hardware.</text:p>
      <text:p text:style-name="Standard"><text:span text:style-name="T4">All device files are stored in </text:span><text:span text:style-name="HTML_20_Code"><text:span text:style-name="T30">/</text:span></text:span><text:span text:style-name="Strong"><text:span text:style-name="T35">dev</text:span></text:span><text:span text:style-name="T4"> directory</text:span></text:p>
      <text:p text:style-name="P17">The device files are generally created during system installation and include every possible device driver.</text:p>
      <text:p text:style-name="P29"><text:soft-page-break/>Device file:</text:p>
      <text:p text:style-name="P26"/>
      <text:p text:style-name="P26">We can create a d<text:span text:style-name="T49">evice </text:span><text:s/>file in two ways.</text:p>
      <text:list xml:id="list2078814593" text:style-name="WWNum4">
        <text:list-item>
          <text:p text:style-name="P30">Manually</text:p>
        </text:list-item>
        <text:list-item>
          <text:p text:style-name="P30">Automatically</text:p>
        </text:list-item>
      </text:list>
      <text:p text:style-name="P1"><text:span text:style-name="Emphasis"><text:span text:style-name="T47"/></text:span></text:p>
      <text:p text:style-name="Standard"><text:span text:style-name="Emphasis"><text:span text:style-name="T12">Manually:</text:span></text:span></text:p>
      <text:p text:style-name="P11"><text:span text:style-name="T13">We can create the device file manually by using </text:span><text:span text:style-name="HTML_20_Code"><text:span text:style-name="T32">mknod</text:span></text:span><text:span text:style-name="T13">.</text:span></text:p>
      <text:p text:style-name="P12"><text:span text:style-name="HTML_20_Code"><text:span text:style-name="T32">mknod -m &lt;</text:span></text:span><text:span text:style-name="Emphasis"><text:span text:style-name="T33">permissions&gt;</text:span></text:span><text:span text:style-name="HTML_20_Code"><text:span text:style-name="T32"> &lt;</text:span></text:span><text:span text:style-name="Emphasis"><text:span text:style-name="T33">name&gt;</text:span></text:span><text:span text:style-name="HTML_20_Code"><text:span text:style-name="T32"> &lt;</text:span></text:span><text:span text:style-name="Emphasis"><text:span text:style-name="T33">device</text:span></text:span><text:span text:style-name="HTML_20_Code"><text:span text:style-name="T32"> </text:span></text:span><text:span text:style-name="Emphasis"><text:span text:style-name="T33">type&gt;</text:span></text:span><text:span text:style-name="HTML_20_Code"><text:span text:style-name="T32"> &lt;</text:span></text:span><text:span text:style-name="Emphasis"><text:span text:style-name="T33">major&gt;</text:span></text:span><text:span text:style-name="HTML_20_Code"><text:span text:style-name="T32"> &lt;</text:span></text:span><text:span text:style-name="Emphasis"><text:span text:style-name="T33">minor&gt;</text:span></text:span></text:p>
      <text:p text:style-name="P11"><text:span text:style-name="Emphasis"><text:span text:style-name="T14">&lt;</text:span></text:span><text:span text:style-name="HTML_20_Code"><text:span text:style-name="T26">name</text:span></text:span><text:span text:style-name="Emphasis"><text:span text:style-name="T14">&gt;</text:span></text:span><text:span text:style-name="T13"> – your device file name that should have a full path (</text:span><text:span text:style-name="Strong"><text:span text:style-name="T14">/dev/name</text:span></text:span><text:span text:style-name="T13">)</text:span></text:p>
      <text:p text:style-name="P11"><text:span text:style-name="Emphasis"><text:span text:style-name="T14">&lt;</text:span></text:span><text:span text:style-name="Strong"><text:span text:style-name="T27">device type</text:span></text:span><text:span text:style-name="Emphasis"><text:span text:style-name="T14">&gt;</text:span></text:span><text:span text:style-name="T13"> – Put </text:span><text:span text:style-name="Strong"><text:span text:style-name="T14">c</text:span></text:span><text:span text:style-name="T13"> or </text:span><text:span text:style-name="Strong"><text:span text:style-name="T14">b</text:span></text:span></text:p>
      <text:p text:style-name="P35">c – Character Device</text:p>
      <text:p text:style-name="P35">b – Block Device</text:p>
      <text:p text:style-name="P11"><text:span text:style-name="Strong"><text:span text:style-name="T14">Example:</text:span></text:span></text:p>
      <text:p text:style-name="P11"><text:span text:style-name="HTML_20_Code"><text:span text:style-name="T32">sudo mknod -m 666 /dev/etx_device c 246 0</text:span></text:span></text:p>
      <text:p text:style-name="P4"/>
      <text:h text:style-name="P33" text:outline-level="3">Advantages</text:h>
      <text:list xml:id="list3549368757" text:style-name="WWNum5">
        <text:list-item>
          <text:p text:style-name="P31">Anyone can create the device file using this method.</text:p>
        </text:list-item>
        <text:list-item>
          <text:p text:style-name="P31">You can create the device file even before loading the driver.</text:p>
        </text:list-item>
      </text:list>
      <text:p text:style-name="Standard"><text:span text:style-name="Emphasis"><text:span text:style-name="T9">Automatically:</text:span></text:span></text:p>
      <text:p text:style-name="P21">The automatic creation of device files can be handled with udev. Udev is the device manager for the Linux kernel that creates/removes device nodes in the /dev directory dynamically. Just follow the below steps.</text:p>
      <text:list xml:id="list1177034445" text:style-name="WWNum6">
        <text:list-item>
          <text:p text:style-name="P27"><text:span text:style-name="T19">Include the header file </text:span><text:span text:style-name="T20">linux/device.h</text:span><text:span text:style-name="T19"> and </text:span><text:span text:style-name="T20">linux/kdev_t.h</text:span></text:p>
        </text:list-item>
        <text:list-item>
          <text:p text:style-name="P32">Create the struct Class</text:p>
        </text:list-item>
        <text:list-item>
          <text:p text:style-name="P32">Create Device with the class which is created by the above step</text:p>
        </text:list-item>
      </text:list>
      <text:p text:style-name="P15"/>
      <text:p text:style-name="Standard"><text:span text:style-name="Emphasis"><text:span text:style-name="T9">1.creating the class:</text:span></text:span></text:p>
      <text:p text:style-name="P6"><text:span text:style-name="T48">This will create the struct class for our device driver. It will create a structure under</text:span><text:span text:style-name="T22">/sys/class/</text:span><text:span text:style-name="T48">.</text:span></text:p>
      <text:p text:style-name="P24">struct class * class_create (struct module *owner, const char *name);</text:p>
      <text:p text:style-name="P3"/>
      <text:p text:style-name="P7"><text:span text:style-name="T20">Note, </text:span><text:span text:style-name="T19">you can destroy the device using </text:span><text:span text:style-name="T22">device_destroy()</text:span><text:span text:style-name="T19">.</text:span></text:p>
      <table:table table:name="Table3" table:style-name="Table3">
        <table:table-column table:style-name="Table3.A"/>
        <table:table-row table:style-name="Table3.1">
          <table:table-cell table:style-name="Table3.A1" office:value-type="string">
            <text:p text:style-name="P25">void class_destroy (struct class * class, dev_t devt);</text:p>
          </table:table-cell>
        </table:table-row>
      </table:table>
      <text:p text:style-name="P3"/>
      <text:p text:style-name="P3">2.creating the device</text:p>
      <text:p text:style-name="Standard"><text:soft-page-break/><text:span text:style-name="HTML_20_Code"><text:span text:style-name="T30">struct device *device_create (struct *class, struct device *parent, dev_t dev, const char *fmt, ...);</text:span></text:span></text:p>
      <text:p text:style-name="Standard"><text:span text:style-name="HTML_20_Code"><text:span text:style-name="T30">void device_destroy (struct class * class, dev_t devt);</text:span></text:span></text:p>
      <text:p text:style-name="Standard"><text:span text:style-name="HTML_20_Code"><text:span text:style-name="T30"/></text:span></text:p>
      <text:p text:style-name="P19"><text:span text:style-name="HTML_20_Code"><text:span text:style-name="T31"/></text:span></text:p>
      <text:p text:style-name="P20"><text:span text:style-name="T13">File operation :</text:span></text:p>
      <text:p text:style-name="Standard"><text:span text:style-name="T6">W</text:span><text:span text:style-name="T4">e have learned the </text:span><text:a xlink:type="simple" xlink:href="https://embetronicx.com/tutorials/linux/device-drivers/character-device-driver-major-number-and-minor-number/" text:style-name="ListLabel_20_2" text:visited-style-name="ListLabel_20_2"><text:span text:style-name="Internet_20_link"><text:span text:style-name="T38">major, minor numbe</text:span></text:span></text:a><text:span text:style-name="T4">r, and </text:span><text:a xlink:type="simple" xlink:href="https://embetronicx.com/tutorials/linux/device-drivers/device-file-creation-for-character-drivers/" text:style-name="ListLabel_20_2" text:visited-style-name="ListLabel_20_2"><text:span text:style-name="Internet_20_link"><text:span text:style-name="T38">device file</text:span></text:span></text:a><text:span text:style-name="T4"> . So, as I said earlier, we need to open, read, write, and close the device file. If we want to open, read, write, and close we need to register some structures to the driver.</text:span></text:p>
      <text:p text:style-name="Standard"><text:span text:style-name="T4">-</text:span><text:a xlink:type="simple" xlink:href="http://www.linfo.org/inode.html" text:style-name="ListLabel_20_3" text:visited-style-name="ListLabel_20_3"><text:span text:style-name="Internet_20_link"><text:span text:style-name="T40">An inode</text:span></text:span></text:a><text:span text:style-name="T41"> is a file data structure that stores information about any Linux file except its name and data contains are</text:span></text:p>
      <text:p text:style-name="P13"><text:span text:style-name="T41">-</text:span><text:span text:style-name="Strong"><text:span text:style-name="T42">Mode:</text:span></text:span></text:p>
      <text:p text:style-name="P36">This keeps information about two things, one is the permission information, the other is the type of inode, for example an inode can be of a file, directory or a block device etc.</text:p>
      <text:p text:style-name="P13"><text:span text:style-name="Strong"><text:span text:style-name="T42">Owner Info:</text:span></text:span><text:span text:style-name="T43"> </text:span><text:span text:style-name="T44">Access details like owner of the file, group of the file etc.</text:span></text:p>
      <text:p text:style-name="P13"><text:span text:style-name="Strong"><text:span text:style-name="T42">Size:  </text:span></text:span><text:span text:style-name="T44">This location store the size of the file in terms of bytes.</text:span></text:p>
      <text:p text:style-name="P13"><text:span text:style-name="Strong"><text:span text:style-name="T42">Time Stamps:  </text:span></text:span><text:span text:style-name="T44">it stores the inode creation time, modification time, etc.</text:span></text:p>
      <text:p text:style-name="P36">Now comes the important thing to understand about how a file is saved in a partition with the help of an inode.</text:p>
      <text:p text:style-name="P13"><text:span text:style-name="Strong"><text:span text:style-name="T42">Block Size:</text:span></text:span><text:span text:style-name="T43"> </text:span><text:span text:style-name="T44">Whenever a partition is formatted with a file system.It normally gets formatted with a default block size.</text:span></text:p>
      <text:p text:style-name="P2"/>
      <text:p text:style-name="Standard"><text:span text:style-name="T41">-</text:span><text:span text:style-name="T4">The </text:span><text:span text:style-name="HTML_20_Code"><text:span text:style-name="T30">struct cdev</text:span></text:span><text:span text:style-name="T4"> is the kernel’s internal structure that represents char devices.</text:span><text:span text:style-name="HTML_20_Code"><text:span text:style-name="T30"> struct cdev</text:span></text:span><text:span text:style-name="T4"> is one of the elements of the </text:span><text:span text:style-name="HTML_20_Code"><text:span text:style-name="T30">inode</text:span></text:span><text:span text:style-name="Strong"><text:span text:style-name="T5"> </text:span></text:span><text:span text:style-name="T4">structure.</text:span></text:p>
      <text:p text:style-name="P7"><text:span text:style-name="T19">This is </text:span><text:span text:style-name="T22">cdev</text:span><text:span text:style-name="T20"> </text:span><text:span text:style-name="T19">structure. Here we need to fill the two fields,</text:span></text:p>
      <text:list xml:id="list1637016799" text:style-name="WWNum1">
        <text:list-item>
          <text:p text:style-name="P28"><text:span text:style-name="T22">file_operation</text:span><text:span text:style-name="T20"> </text:span><text:span text:style-name="T19">(This we will see after this cdev structure)</text:span></text:p>
        </text:list-item>
        <text:list-item>
          <text:p text:style-name="P28"><text:span text:style-name="T22">owner</text:span><text:span text:style-name="T20"> </text:span><text:span text:style-name="T19">(This should be </text:span><text:span text:style-name="T22">THIS_MODULE</text:span><text:span text:style-name="T19">)</text:span></text:p>
        </text:list-item>
      </text:list>
      <text:p text:style-name="P3"/>
      <text:p text:style-name="P16">-<text:span text:style-name="T46">struct cdev structure encapsulates the file_operations structure and some other important driver information(major/minor no). It is the way of registering character driver with kernel.</text:span></text:p>
      <text:p text:style-name="P37">The cdev structure is accessed by the kernel through the following API's:<text:line-break/>cdev_init() - used to initialize struct cdev with the defined file_operations<text:line-break/>cdev_add() - used to add a character device to the system.<text:line-break/>cdev_del() - used to remove a character device from the system</text:p>
      <text:p text:style-name="P10"><text:soft-page-break/>After a call to cdev_add(), your device is immediately alive. All functions you defined (through the file_operations structure) can be called.</text:p>
      <text:p text:style-name="P10"/>
      <text:p text:style-name="P9"><text:span text:style-name="T45">-</text:span><text:span text:style-name="T4">A </text:span><text:span text:style-name="HTML_20_Typewriter"><text:span text:style-name="T29">file_operations</text:span></text:span><text:span text:style-name="T4"> structure is called </text:span><text:span text:style-name="HTML_20_Typewriter"><text:span text:style-name="T29">fops</text:span></text:span><text:span text:style-name="T4">. Each field in the structure must point to the function in the driver that implements a specific operation or have to left </text:span><text:span text:style-name="HTML_20_Typewriter"><text:span text:style-name="T7">NULL</text:span></text:span><text:span text:style-name="T4"> for unsupported operations. </text:span></text:p>
      <text:p text:style-name="P10"/>
      <text:p text:style-name="P10">-fields of file operation:</text:p>
      <text:p text:style-name="P9"><text:span text:style-name="T45"><text:tab/>-</text:span><text:span text:style-name="docmonofont"><text:span text:style-name="T15">struct module *owner:</text:span></text:span><text:span text:style-name="T4"> it is a pointer to the module that “owns” the structure. This field is used to prevent the module from being unloaded while its operations are in use. Almost all the time, it is simply initialized to </text:span><text:span text:style-name="HTML_20_Typewriter"><text:span text:style-name="T29">THIS_MODULE</text:span></text:span><text:span text:style-name="T4">, a macro defined in </text:span><text:span text:style-name="HTML_20_Code"><text:span text:style-name="T25">&lt;linux/module.h&gt;</text:span></text:span><text:span text:style-name="T4">.</text:span></text:p>
      <text:p text:style-name="Standard"><text:span text:style-name="T47"><text:tab/>-</text:span><text:span text:style-name="HTML_20_Code"><text:span text:style-name="T30">ssize_t (*read) (struct file *, char _ _user *, size_t, loff_t *); :</text:span></text:span><text:span text:style-name="T4"> This is used to retrieve data from the device </text:span></text:p>
      <text:p text:style-name="Standard"><text:span text:style-name="T4"><text:tab/>-</text:span><text:span text:style-name="HTML_20_Code"><text:span text:style-name="T30">ssize_t (*write) (struct file *, const char _ _user *, size_t, loff_t *);:</text:span></text:span><text:span text:style-name="T4">It is used to sends the data to the device.</text:span></text:p>
      <text:p text:style-name="Standard"><text:span text:style-name="T4"><text:tab/>-</text:span><text:span text:style-name="HTML_20_Code"><text:span text:style-name="T30">int (*ioctl) (struct inode *, struct file *, unsigned int, unsigned long);:</text:span></text:span><text:span text:style-name="T4"> The </text:span><text:a xlink:type="simple" xlink:href="https://embetronicx.com/tutorials/linux/device-drivers/ioctl-tutorial-in-linux/" text:style-name="ListLabel_20_4" text:visited-style-name="ListLabel_20_4"><text:span text:style-name="docemphasis"><text:span text:style-name="T39">ioctl</text:span></text:span></text:a><text:span text:style-name="T4"> system call offers a way to issue device-specific commands</text:span></text:p>
      <text:p text:style-name="Standard"><text:span text:style-name="T4"><text:tab/>-</text:span><text:span text:style-name="HTML_20_Code"><text:span text:style-name="T30">int (*open) (struct inode *, struct file *);:</text:span></text:span><text:span text:style-name="T4">this is always the first operation performed on the device file, the driver is not required to declare a corresponding method.</text:span></text:p>
      <text:p text:style-name="Standard"><text:span text:style-name="T4"><text:tab/>-</text:span><text:span text:style-name="HTML_20_Code"><text:span text:style-name="T30">int (*release) (struct inode *, struct file *);:</text:span></text:span><text:span text:style-name="T4">This operation is invoked when the </text:span><text:span text:style-name="HTML_20_Typewriter"><text:span text:style-name="T8">file</text:span></text:span><text:span text:style-name="T4"> structure is being released. Like </text:span><text:span text:style-name="docemphasis"><text:span text:style-name="T5">open</text:span></text:span><text:span text:style-name="T4">, </text:span><text:span text:style-name="docemphasis"><text:span text:style-name="T5">release</text:span></text:span><text:span text:style-name="T4"> can be </text:span><text:span text:style-name="HTML_20_Typewriter"><text:span text:style-name="T8">NULL</text:span></text:span><text:span text:style-name="T4">.</text:span></text:p>
      <text:p text:style-name="P17">-pr_info:printk with kernel_info priority</text:p>
      <text:p text:style-name="Standard"><text:span text:style-name="T4">-Instead of doing </text:span><text:span text:style-name="HTML_20_Code"><text:span text:style-name="T30">echo</text:span></text:span><text:span text:style-name="Strong"><text:span text:style-name="T5"> </text:span></text:span><text:span text:style-name="T4">and </text:span><text:span text:style-name="HTML_20_Code"><text:span text:style-name="T30">cat</text:span></text:span><text:span text:style-name="Strong"><text:span text:style-name="T5"> </text:span></text:span><text:span text:style-name="T4">command in the terminal you can also use </text:span><text:span text:style-name="HTML_20_Code"><text:span text:style-name="T30">open()</text:span></text:span><text:span text:style-name="T4">, </text:span><text:span text:style-name="HTML_20_Code"><text:span text:style-name="T30">read(), write(), close()</text:span></text:span><text:span text:style-name="T4"> system calls from user-space applications.</text:span></text:p>
      <text:h text:style-name="P8" text:outline-level="4"><text:span text:style-name="T16">-</text:span><text:span text:style-name="T37">kmalloc()</text:span></text:h>
      <text:p text:style-name="P7"><text:span text:style-name="T19">We will see the memory allocation methods available in the kernel, in our next tutorials. But now we will use only the </text:span><text:span text:style-name="T22">kmalloc</text:span><text:span text:style-name="T20"> </text:span><text:span text:style-name="T19">in this tutorial.</text:span></text:p>
      <text:p text:style-name="P7"><text:span text:style-name="T22">kmalloc</text:span><text:span text:style-name="T19"> function is used to allocate the memory in kernel space. This is like a malloc() function in userspace. The function is fast (unless it blocks) and doesn’t clear the memory it obtains. The allocated region still holds its previous content. The allocated region is also contiguous in physical memory.</text:span></text:p>
      <text:p text:style-name="P5"/>
      <text:p text:style-name="P14"><text:span text:style-name="T21">-</text:span><text:span text:style-name="T23">GFP_USER</text:span> – Allocate memory on behalf of the user. May sleep.</text:p>
      <text:p text:style-name="P7"><text:span text:style-name="T22">GFP_KERNEL</text:span><text:span text:style-name="T20"> </text:span><text:span text:style-name="T17">– Allocate normal kernel ram. May sleep.</text:span><text:span text:style-name="T18"><text:line-break/></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family-generic="roman" style:font-pitch="variable" style:font-charset="x-symbol"/>
    <style:font-face style:name="Lohit Devanagari1" svg:font-family="'Lohit Devanagari'"/>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q-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monofont" style:family="text" style:parent-style-name="Default_20_Paragraph_20_Font"/>
    <style:style style:name="docemphasis" style:family="text" style:parent-style-name="Default_20_Paragraph_20_Font"/>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Tahoma" fo:font-family="Tahoma" style:font-family-generic="roman" style:font-pitch="variable" fo:font-size="7pt" style:font-size-asian="10pt"/>
    </style:style>
    <style:style style:name="ListLabel_20_2" style:display-name="ListLabel 2" style:family="text">
      <style:text-properties fo:color="#0f00e5" style:font-name="Tahoma" fo:font-family="Tahoma" style:font-family-generic="roman" style:font-pitch="variable" fo:font-size="7pt" style:text-underline-style="none" fo:background-color="#f2f2f2" style:font-size-asian="7pt" style:font-name-complex="Tahoma1" style:font-family-complex="Tahoma" style:font-family-generic-complex="system" style:font-pitch-complex="variable" style:font-size-complex="7pt" loext:padding="0cm" loext:border="none"/>
    </style:style>
    <style:style style:name="ListLabel_20_3" style:display-name="ListLabel 3" style:family="text">
      <style:text-properties fo:color="#3574e3" style:font-name="Roboto" fo:font-family="Roboto" style:font-family-generic="roman" style:font-pitch="variable" fo:font-size="7.5pt" style:text-underline-style="none" fo:background-color="#ffffff" style:font-size-asian="7.5pt" style:font-size-complex="7.5pt"/>
    </style:style>
    <style:style style:name="ListLabel_20_4" style:display-name="ListLabel 4" style:family="text">
      <style:text-properties fo:color="#0f00e5" style:font-name="Tahoma" fo:font-family="Tahoma" style:font-family-generic="roman" style:font-pitch="variable" fo:font-size="7pt" fo:background-color="#f2f2f2" style:font-size-asian="7pt" style:font-name-complex="Tahoma1" style:font-family-complex="Tahoma" style:font-family-generic-complex="system" style:font-pitch-complex="variable" style:font-size-complex="7pt" loext:padding="0cm" loext: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lavi</meta:initial-creator>
    <meta:editing-cycles>7</meta:editing-cycles>
    <meta:creation-date>2021-04-21T10:17:00</meta:creation-date>
    <dc:date>2021-05-19T11:30:27.755106430</dc:date>
    <meta:editing-duration>PT8H50M23S</meta:editing-duration>
    <meta:generator>LibreOffice/6.0.7.3$Linux_X86_64 LibreOffice_project/00m0$Build-3</meta:generator>
    <meta:document-statistic meta:table-count="3" meta:image-count="0" meta:object-count="0" meta:page-count="4" meta:paragraph-count="81" meta:word-count="1123" meta:character-count="6818" meta:non-whitespace-character-count="57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